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gr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9.135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36pt" style:font-size-asian="36pt" style:font-size-complex="3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44pt" style:font-size-asian="44pt" style:font-size-complex="4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text-align="end"/>
    </style:style>
    <style:style style:name="P15" style:family="paragraph">
      <style:paragraph-properties fo:margin-left="0cm" fo:margin-right="0cm" fo:margin-top="0.42cm" fo:margin-bottom="0.35cm" fo:line-height="100%" fo:text-indent="0cm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text-align="end"/>
      <style:text-properties fo:font-size="20pt" style:font-size-asian="20pt" style:font-size-complex="20pt"/>
    </style:style>
    <style:style style:name="P17" style:family="paragraph">
      <style:paragraph-properties fo:margin-top="0.42cm" fo:margin-bottom="0.35cm"/>
      <style:text-properties fo:font-size="32pt" style:font-size-asian="32pt" style:font-size-complex="3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2" draw:layer="layout" svg:width="25cm" svg:height="2.998cm" svg:x="-0.235cm" svg:y="9.702cm" presentation:class="title" presentation:user-transformed="true">
          <draw:text-box>
            <text:p text:style-name="P1"><text:span text:style-name="T1">gRPC: </text:span><text:span text:style-name="T2">основы</text:span><text:span text:style-name="T1">, безопасность и авторизация</text:span></text:p>
          </draw:text-box>
        </draw:frame>
        <draw:frame draw:style-name="gr1" draw:text-style-name="P3" draw:layer="layout" svg:width="8.89cm" svg:height="0.962cm" svg:x="11.43cm" svg:y="13.643cm">
          <draw:text-box>
            <text:p>Николаев Михаил, БИБ232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4cm" svg:y="0.2cm" presentation:class="title">
          <draw:text-box>
            <text:p text:style-name="P5"><text:span text:style-name="T3">Что такое gRPC?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4">RPC*-фреймворк с открытым исходным кодом, </text:span><text:span text:style-name="T4">разработанный Google</text:span></text:p>
              </text:list-item>
              <text:list-item>
                <text:p text:style-name="P8"><text:span text:style-name="T4">Использует протокол HTTP/2</text:span></text:p>
              </text:list-item>
              <text:list-item>
                <text:p text:style-name="P8"><text:span text:style-name="T4">Позволяет определять сервисы и методы с помощью </text:span><text:span text:style-name="T4">Protocol Buffers (protobuf)</text:span></text:p>
              </text:list-item>
              <text:list-item>
                <text:p text:style-name="P8"><text:span text:style-name="T4">Основные преимущества:</text:span></text:p>
                <text:list>
                  <text:list-item>
                    <text:p><text:span text:style-name="T4">Высокая производительность</text:span></text:p>
                  </text:list-item>
                  <text:list-item>
                    <text:p><text:span text:style-name="T4">Эффективная сериализация данных</text:span></text:p>
                  </text:list-item>
                  <text:list-item>
                    <text:p><text:span text:style-name="T4">Поддерджка большого количества языков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7.62cm" svg:height="0.839cm" svg:x="5.715cm" svg:y="14.605cm">
          <draw:text-box>
            <text:p text:style-name="P10"><text:span text:style-name="T5">*RPC – remote procedure call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5"><text:span text:style-name="T3">Обзор безопасности в gRPC</text:span></text:p>
          </draw:text-box>
        </draw:frame>
        <draw:frame presentation:style-name="pr7" draw:text-style-name="P9" draw:layer="layout" svg:width="25.2cm" svg:height="9.134cm" svg:x="1.4cm" svg:y="4.085cm" presentation:class="outline" presentation:user-transformed="true">
          <draw:text-box>
            <text:list text:style-name="L3">
              <text:list-item>
                <text:p text:style-name="P7"><text:span text:style-name="T6">Безопасность в gRPC базируется </text:span><text:span text:style-name="T6">на:</text:span></text:p>
                <text:list>
                  <text:list-item>
                    <text:p><text:span text:style-name="T6">Шифровании соединения (TLS)</text:span></text:p>
                  </text:list-item>
                  <text:list-item>
                    <text:p><text:span text:style-name="T6">Механизмах аутентификации </text:span><text:span text:style-name="T6">(JWT, OAuth2 и т. д.)</text:span></text:p>
                  </text:list-item>
                  <text:list-item>
                    <text:p><text:span text:style-name="T6">mTLS для взаимной </text:span><text:span text:style-name="T6">аутентификации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Преимущества HTTP/2</text:p>
          </draw:text-box>
        </draw:frame>
        <draw:frame presentation:style-name="pr7" draw:text-style-name="P9" draw:layer="layout" svg:width="12.297cm" svg:height="9.134cm" svg:x="1.4cm" svg:y="3.685cm" presentation:class="outline">
          <draw:text-box>
            <text:list text:style-name="L3">
              <text:list-item>
                <text:p text:style-name="P7"><text:span text:style-name="T4">Использует бинарные фреймы для передачи данных</text:span></text:p>
              </text:list-item>
              <text:list-item>
                <text:p text:style-name="P7"><text:span text:style-name="T4">Заголовки сжимаются, что существенно уменьшает </text:span><text:span text:style-name="T4">объём передаваемых данных</text:span></text:p>
              </text:list-item>
              <text:list-item>
                <text:p text:style-name="P7"><text:span text:style-name="T4">Позволяет серверу отправлять данные клиенту без </text:span><text:span text:style-name="T4">явного запроса</text:span></text:p>
              </text:list-item>
              <text:list-item>
                <text:p text:style-name="P8"><text:span text:style-name="T4">Можно одновременно передавать несколько запросов </text:span><text:span text:style-name="T4">и ответов в рамках одного TCP-соединения</text:span></text:p>
              </text:list-item>
            </text:list>
          </draw:text-box>
        </draw:frame>
        <draw:frame presentation:style-name="pr7" draw:text-style-name="P9" draw:layer="layout" svg:width="12.297cm" svg:height="9.134cm" svg:x="14.313cm" svg:y="3.685cm" presentation:class="outline">
          <draw:text-box>
            <text:list text:style-name="L3">
              <text:list-item>
                <text:p text:style-name="P7"><text:span text:style-name="T4">Основан на текстовом формате, что влечёт </text:span><text:span text:style-name="T4">дополнительные накладные расходы на парсинг</text:span></text:p>
              </text:list-item>
              <text:list-item>
                <text:p text:style-name="P7"><text:span text:style-name="T4">Заголовки передаются в несжатом текстовом виде</text:span></text:p>
              </text:list-item>
              <text:list-item>
                <text:p text:style-name="P7"><text:span text:style-name="T4">Сервер может отвечать только на запрос клиента и не </text:span><text:span text:style-name="T4">имеет механизма «проталкивания» ресурсов</text:span></text:p>
              </text:list-item>
            </text:list>
          </draw:text-box>
        </draw:frame>
        <draw:frame draw:style-name="gr1" draw:text-style-name="P13" draw:layer="layout" svg:width="3.175cm" svg:height="1.038cm" svg:x="5.715cm" svg:y="2.54cm">
          <draw:text-box>
            <text:p text:style-name="P12">HTTP/2</text:p>
          </draw:text-box>
        </draw:frame>
        <draw:frame draw:style-name="gr4" draw:text-style-name="P14" draw:layer="layout" svg:width="3.81cm" svg:height="1.037cm" svg:x="19.05cm" svg:y="2.54cm">
          <draw:text-box>
            <text:p><text:span text:style-name="T7">HTTP/1.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5"><text:span text:style-name="T3">Проблемы, связанные с HTTP/2</text:span></text:p>
          </draw:text-box>
        </draw:frame>
        <draw:frame presentation:style-name="pr7" draw:text-style-name="P9" draw:layer="layout" svg:width="25.2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4">Downgrade-атаки и попытки переключиться на HTTP/1.1</text:span></text:p>
                <text:list>
                  <text:list-item>
                    <text:p text:style-name="P8"><text:span text:style-name="T4">При подключении по HTTPS клиент и сервер </text:span><text:span text:style-name="T4">согласовывают версию протокола, используя </text:span><text:span text:style-name="T4">механизм ALPN (Application-Layer Protocol </text:span><text:span text:style-name="T4">Negotiation)</text:span></text:p>
                  </text:list-item>
                  <text:list-item>
                    <text:p text:style-name="P8"><text:span text:style-name="T4">Злоумышленник может попытаться перехватить </text:span><text:span text:style-name="T4">трафик и заставить стороны перейти на </text:span><text:span text:style-name="T4">HTTP/1.1, где защита слабее</text:span></text:p>
                  </text:list-item>
                  <text:list-item>
                    <text:p text:style-name="P8"><text:span text:style-name="T4">Итог: теряются преимущества HTTP/2 </text:span><text:span text:style-name="T4">(мультиплексирование, более надёжное </text:span><text:span text:style-name="T4">шифрование), что может привести к уязвимостям </text:span><text:span text:style-name="T4">и снижению производительности</text:span></text:p>
                  </text:list-item>
                </text:list>
              </text:list-item>
              <text:list-item>
                <text:p text:style-name="P7"><text:span text:style-name="T4">Возможные уязвимости на уровне TLS/HTTP/2, </text:span><text:span text:style-name="T4">влияющие на конфиденциальность</text:span></text:p>
              </text:list-item>
              <text:list-item>
                <text:p text:style-name="P7"><text:span text:style-name="T4">Сложность в реализации</text:span></text:p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5"><text:span text:style-name="T3">Механизмы защиты от MitM-атак</text:span></text:p>
          </draw:text-box>
        </draw:frame>
        <draw:frame presentation:style-name="pr7" draw:text-style-name="P9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4">TLS (Transport Layer Security): Шифрование трафика </text:span><text:span text:style-name="T4">для предотвращения пассивных атак и подслушивания, </text:span><text:span text:style-name="T4">валидация сертификата сервера для защиты от </text:span><text:span text:style-name="T4">ложных сервисов</text:span></text:p>
              </text:list-item>
              <text:list-item>
                <text:p text:style-name="P7"><text:span text:style-name="T4">mTLS (Mutual TLS): Дополнительно проверяет </text:span><text:span text:style-name="T4">сертификат клиента на сервере, исключает </text:span><text:span text:style-name="T4">неавторизованных клиентов</text:span></text:p>
              </text:list-item>
              <text:list-item>
                <text:p text:style-name="P7"><text:span text:style-name="T4">Дополнительные меры проверки сертификатов:</text:span></text:p>
                <text:list>
                  <text:list-item>
                    <text:p text:style-name="P7"><text:span text:style-name="T4">Регулярная проверка на отзыв сертификатов для </text:span><text:span text:style-name="T4">своевременного обнаружения компрометации</text:span></text:p>
                  </text:list-item>
                  <text:list-item>
                    <text:p text:style-name="P7"><text:span text:style-name="T4">Убедиться, что сертификат сервера (и клиента </text:span><text:span text:style-name="T4">при mTLS) выпущен и подписан известным </text:span><text:span text:style-name="T4">корневым CA или промежуточным C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5"><text:span text:style-name="T3">Настройка TLS в gRPC</text:span></text:p>
          </draw:text-box>
        </draw:frame>
        <draw:frame presentation:style-name="pr7" draw:text-style-name="P9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4">Генерация и использование X.509-сертификатов</text:span></text:p>
              </text:list-item>
              <text:list-item>
                <text:p text:style-name="P7"><text:span text:style-name="T4">Конфигурация gRPC-сервера:</text:span></text:p>
              </text:list-item>
              <text:list-item>
                <text:p text:style-name="P7"><text:span text:style-name="T4">Указать пути к приватному ключу и сертификату</text:span></text:p>
              </text:list-item>
              <text:list-item>
                <text:p text:style-name="P7"><text:span text:style-name="T4">Дополнительно при mTLS — указать CA-сертификат </text:span><text:span text:style-name="T4">для проверки клиента</text:span></text:p>
              </text:list-item>
              <text:list-item>
                <text:p text:style-name="P7"><text:span text:style-name="T4">Конфигурация gRPC-клиента:</text:span></text:p>
              </text:list-item>
              <text:list-item>
                <text:p text:style-name="P7"><text:span text:style-name="T4">Указать CA-сертификат для проверки сервера</text:span></text:p>
              </text:list-item>
              <text:list-item>
                <text:p text:style-name="P7"><text:span text:style-name="T4">При mTLS — добавить свой сертификат и ключ</text:span></text:p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5"><text:span text:style-name="T3">OAuth2 в gRPC</text:span></text:p>
          </draw:text-box>
        </draw:frame>
        <draw:frame presentation:style-name="pr7" draw:text-style-name="P9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4">Использование JWT (JSON Web Token) при </text:span><text:span text:style-name="T4">аутентификации</text:span></text:p>
              </text:list-item>
              <text:list-item>
                <text:p text:style-name="P7"><text:span text:style-name="T4">Передача Bearer-токена в метаданных gRPC (metadata)</text:span></text:p>
              </text:list-item>
              <text:list-item>
                <text:p text:style-name="P7"><text:span text:style-name="T4">Валидность токена и проверка на сервере</text:span></text:p>
              </text:list-item>
              <text:list-item>
                <text:p text:style-name="P7"><text:span text:style-name="T4">Преимущества:</text:span></text:p>
              </text:list-item>
              <text:list-item>
                <text:p text:style-name="P7"><text:span text:style-name="T4">Централизованная система аутентификации</text:span></text:p>
              </text:list-item>
              <text:list-item>
                <text:p text:style-name="P7"><text:span text:style-name="T4">Хорошо интегрируется со многими сервисами (Google, </text:span><text:span text:style-name="T4">Auth0, Keycloak и т. д.)</text:span></text:p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Two_20_columns">
        <office:forms form:automatic-focus="false" form:apply-design-mode="false"/>
        <draw:frame presentation:style-name="pr9" draw:text-style-name="P5" draw:layer="layout" svg:width="26.5cm" svg:height="1.8cm" svg:x="0.4cm" svg:y="0.2cm" presentation:class="title">
          <draw:text-box>
            <text:p text:style-name="P5"><text:span text:style-name="T3">mTLS как метод авторизации</text:span></text:p>
          </draw:text-box>
        </draw:frame>
        <draw:frame presentation:style-name="pr7" draw:text-style-name="P9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4">Взаимная аутентификация:</text:span></text:p>
                <text:list>
                  <text:list-item>
                    <text:p><text:span text:style-name="T4">Клиент проверяет сервер</text:span></text:p>
                  </text:list-item>
                  <text:list-item>
                    <text:p><text:span text:style-name="T4">Сервер проверяет клиента</text:span></text:p>
                  </text:list-item>
                </text:list>
              </text:list-item>
              <text:list-item>
                <text:p text:style-name="P7"><text:span text:style-name="T4">Применяется в высокобезопасных окружениях (internal </text:span><text:span text:style-name="T4">API, микросервисы)</text:span></text:p>
              </text:list-item>
              <text:list-item>
                <text:p text:style-name="P7"><text:span text:style-name="T4">Управление сертификатами (PKI-инфраструктура):</text:span></text:p>
                <text:list>
                  <text:list-item>
                    <text:p><text:span text:style-name="T4">Сложность настройки</text:span></text:p>
                  </text:list-item>
                  <text:list-item>
                    <text:p><text:span text:style-name="T4">Проблемы ротации сертификатов</text:span></text:p>
                  </text:list-item>
                  <text:list-item>
                    <text:p><text:span text:style-name="T4">Высокая степень доверия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5"><text:span text:style-name="T3">Сравнение OAuth2 и mTLS</text:span></text:p>
          </draw:text-box>
        </draw:frame>
        <draw:frame presentation:style-name="pr7" draw:text-style-name="P9" draw:layer="layout" svg:width="12.297cm" svg:height="9.134cm" svg:x="1.4cm" svg:y="3.685cm" presentation:class="outline">
          <draw:text-box>
            <text:list text:style-name="L3">
              <text:list-item>
                <text:p text:style-name="P7"><text:span text:style-name="T4">Простая реализация для клиентов</text:span></text:p>
              </text:list-item>
              <text:list-item>
                <text:p text:style-name="P7"><text:span text:style-name="T4">Подходит для публичных API</text:span></text:p>
              </text:list-item>
              <text:list-item>
                <text:p text:style-name="P7"><text:span text:style-name="T4">Гибкие механизмы контроля прав</text:span></text:p>
                <text:p text:style-name="P7"><text:span text:style-name="T4"/></text:p>
              </text:list-item>
            </text:list>
          </draw:text-box>
        </draw:frame>
        <draw:frame presentation:style-name="pr7" draw:text-style-name="P9" draw:layer="layout" svg:width="12.297cm" svg:height="9.134cm" svg:x="14.313cm" svg:y="3.685cm" presentation:class="outline">
          <draw:text-box>
            <text:list text:style-name="L3">
              <text:list-item>
                <text:p text:style-name="P7"><text:span text:style-name="T4">Высокий уровень доверия и безопасности</text:span></text:p>
              </text:list-item>
              <text:list-item>
                <text:p text:style-name="P7"><text:span text:style-name="T4">Сложная инфраструктура (PKI)</text:span></text:p>
              </text:list-item>
              <text:list-item>
                <text:p text:style-name="P7"><text:span text:style-name="T4">Подходит для внутренних микросервисов и </text:span><text:span text:style-name="T4">корпоративных систем</text:span></text:p>
                <text:p text:style-name="P7"><text:span text:style-name="T4"/></text:p>
              </text:list-item>
            </text:list>
          </draw:text-box>
        </draw:frame>
        <draw:frame draw:style-name="gr4" draw:text-style-name="P16" draw:layer="layout" svg:width="2.964cm" svg:height="0.635cm" svg:x="5.715cm" svg:y="2.54cm">
          <draw:text-box>
            <text:p text:style-name="P15"><text:span text:style-name="T7">OAuth2</text:span></text:p>
          </draw:text-box>
        </draw:frame>
        <draw:frame draw:style-name="gr4" draw:text-style-name="P14" draw:layer="layout" svg:width="2.899cm" svg:height="1.037cm" svg:x="18.691cm" svg:y="2.54cm">
          <draw:text-box>
            <text:p><text:span text:style-name="T7">mT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2T1">
        <office:forms form:automatic-focus="false" form:apply-design-mode="false"/>
        <draw:frame presentation:style-name="pr9" draw:text-style-name="P17" draw:layer="layout" svg:width="26.5cm" svg:height="1.8cm" svg:x="0.4cm" svg:y="0.2cm" presentation:class="title">
          <draw:text-box>
            <text:p text:style-name="P17"><text:span text:style-name="T8">Лучшие практики настройки безопасности gRPC</text:span></text:p>
          </draw:text-box>
        </draw:frame>
        <draw:frame presentation:style-name="pr7" draw:text-style-name="P9" draw:layer="layout" svg:width="25.2cm" svg:height="9.134cm" svg:x="1.4cm" svg:y="3.885cm" presentation:class="outline" presentation:user-transformed="true">
          <draw:text-box>
            <text:list text:style-name="L3">
              <text:list-item>
                <text:p text:style-name="P7"><text:span text:style-name="T4">Использовать последний протокол TLS (1.2 или 1.3)</text:span></text:p>
              </text:list-item>
              <text:list-item>
                <text:p text:style-name="P7"><text:span text:style-name="T4">Обновлять сертификаты и ключи по расписанию</text:span></text:p>
              </text:list-item>
              <text:list-item>
                <text:p text:style-name="P7"><text:span text:style-name="T4">Грамотно обрабатывать ошибки </text:span><text:span text:style-name="T4">аутентификации/авторизации</text:span></text:p>
              </text:list-item>
              <text:list-item>
                <text:p text:style-name="P7"><text:span text:style-name="T4">Постоянно тестировать безопасность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8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5"><text:span text:style-name="T3">Выводы и рекомендации</text:span></text:p>
          </draw:text-box>
        </draw:frame>
        <draw:frame presentation:style-name="pr7" draw:text-style-name="P9" draw:layer="layout" svg:width="25.2cm" svg:height="9.134cm" svg:x="1.4cm" svg:y="3.685cm" presentation:class="outline">
          <draw:text-box>
            <text:list text:style-name="L3">
              <text:list-item>
                <text:p text:style-name="P7"><text:span text:style-name="T4">gRPC — высокопроизводительный RPC-фреймворк, критически важно соблюдать меры </text:span><text:span text:style-name="T4">безопасности</text:span></text:p>
              </text:list-item>
              <text:list-item>
                <text:p text:style-name="P7"><text:span text:style-name="T4">HTTP/2 даёт новые возможности, но требует аккуратной настройки и защиты от downgrade-</text:span><text:span text:style-name="T4">атак</text:span></text:p>
              </text:list-item>
              <text:list-item>
                <text:p text:style-name="P7"><text:span text:style-name="T4">Защита от MITM — обязательное шифрование TLS; при высокой степени доверия — mTLS</text:span></text:p>
              </text:list-item>
              <text:list-item>
                <text:p text:style-name="P7"><text:span text:style-name="T4">Авторизация: OAuth2 (JWT) и/или mTLS, в зависимости от сценария</text:span></text:p>
              </text:list-item>
              <text:list-item>
                <text:p text:style-name="P7"><text:span text:style-name="T4">Регулярные проверки и обновления (сертификаты, токены) — залог безопасной систем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1:04:13.723351819</meta:creation-date>
    <meta:editing-duration>PT6M35S</meta:editing-duration>
    <meta:editing-cycles>2</meta:editing-cycles>
    <meta:generator>LibreOffice/24.8.4.2$Linux_X86_64 LibreOffice_project/480$Build-2</meta:generator>
    <dc:title>Portfolio</dc:title>
    <dc:date>2025-01-24T01:45:50.134429991</dc:date>
    <meta:print-date>2025-01-24T01:46:00.116781836</meta:print-date>
    <meta:printed-by>PDF files</meta:printed-by>
    <meta:document-statistic meta:object-count="112"/>
  </office:meta>
</office:document-meta>
</file>